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Times New Roman1"/>
    </style:style>
    <style:style style:name="T7" style:family="text">
      <style:text-properties style:text-line-through-style="none" style:font-name="Times New Roman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1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Hadrian, Bar Koziba, Bar Cocheb<text:span text:style-name="T10">à, Akiba Ben Joseph</text:span></text:p>
      <text:p text:style-name="P5">Additional Places mentioned: Bither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 Biblical/</text:p>
      <text:p text:style-name="P2">89/</text:p>
      <text:p text:style-name="P2"/>
      <text:p text:style-name="P3">[Page 1]</text:p>
      <text:p text:style-name="P3">Who was he that bared his arm to thrust back the/ iron clad legions of imperial Rome in the oppressive days of Hadrian? <text:s/>Whence did he/ come who struggled for the deliverance of his/ brethren <text:span text:style-name="T2">in the oppressive days of Hadrian,</text:span><text:span text:style-name="T5"> when/ Israel verged on </text:span><text:span text:style-name="T2">the brink of</text:span><text:span text:style-name="T5"> the brink ruin? <text:s/>None can tell/ it. <text:s/>The national champion is known by a/ name which a world-renowned sage of his time ap-/-plied to him--"Bar Cocheb</text:span><text:span text:style-name="T6">à</text:span><text:span text:style-name="T7">," meaning in the Aramaic/ language, "the son of the star". <text:s/>To have deserved that/ appellation, the newly arisen defender must have shown/ splendid characteristics. <text:s/>It is asserted that on/ seeing his stately form and daring valor, Rabbi/ Akiba </text:span><text:span text:style-name="T3">said</text:span><text:span text:style-name="T7"> exclaimed [Hebrew]: "he is the star of Balaam's prediction,/ shooting out of the race of Jacob." <text:s/>The surmise/ that the hero called himself Simon, has no reliable/ foundation; more plausible is the theory that "Bar/ Koziba", as the Talmudists often style him, was /not a term of </text:span><text:span text:style-name="T3">contempt</text:span><text:span text:style-name="T7"> reproach, signifying, "the son of lies,"/ but that such was possibly his real name./ <text:s/>Now: setting aside as improbable much of what has/ been written by Jewish and Greek authors regarding that/</text:span></text:p>
      <text:p text:style-name="P3"><text:span text:style-name="T7"/></text:p>
      <text:p text:style-name="P3"><text:span text:style-name="T7">[Page 2]</text:span></text:p>
      <text:p text:style-name="P3"><text:span text:style-name="T7">extraordinary personage, it cannot never-/-theless be denied that he must have possessed an/ irresistible magnetism in his </text:span><text:span text:style-name="T3">looks and speech</text:span><text:span text:style-name="T7"> nature./ <text:s/>Warriors sprung up almost instantaneously at/ his </text:span><text:soft-page-break/><text:span text:style-name="T7">summons; myriads of patriots rallied round/ his banner, eager to measure arms again with/ despotic Rome. <text:s/>Rufus was the com-/-mander whom Hadrian provokingly sent to force/ the Palestenian[sic!] Jews to </text:span><text:span text:style-name="T3">subjection</text:span><text:span text:style-name="T7"> submit to impious rules. <text:s/>Rufus had a/ hateful name, recalling disasters. <text:s/>But this/ one deepened the wound which others bearing his/ appellation had opened. <text:s/>The Rufus of Hadrian/ occupies a prominent part in Talmudist legends,/ because of his subtle arguments with which he/ fancied that he might perplex our Sages. <text:s/>But/ more than for his cunning queries, Tinnius or/ Tyrannus Rufus is remembered with detestation/ by reason of his shocking brutality. <text:s/>The/ cruelties he committed fired the hearts with a burning/ indignation. <text:s/>The Roman garrisons in Palestine, could/ not stand the outburst of wrath which found vent/ into a mighty insurrection. <text:s/>They quacked at its/</text:span></text:p>
      <text:p text:style-name="P3"><text:span text:style-name="T7"/></text:p>
      <text:p text:style-name="P3"><text:span text:style-name="T7">[Page 3]</text:span></text:p>
      <text:p text:style-name="P3"><text:span text:style-name="T7">uprising. <text:s/>Bar Cocheba was the soul of the re-/-volution. <text:s/>All looked upon him as the heaven ap-/-pointed leader; as a resurrected David who would/ set his throne in Zion, and, like his prototype,/ subscribe himself [Hebrew] "the Messiah of the God of Jacob."/ <text:s/>Not alone these of his faith <text:s/>considered him a being/ destined to tear down the Roman Eagle and plant/ the flag of a rejuvenated nationality on the top/ of Moriah mountain, but </text:span><text:span text:style-name="T3">foreigners</text:span><text:span text:style-name="T7"> strangers regarded the/ hero with awe, and voluntarily enlisted in his army./ <text:s/>The moral support he received from the most distinguished/ Rabbi of his age, was in itself a tower of strength. <text:s/>Who/ so universally revered as Akiba Ben Joseph? <text:s/>He/ was consulted like an oracle upon the Law and tra-/-ditions. <text:s/>The very history of his life had won for him/ unequalled[sic!] popularity. <text:s/>A legend made the Sage/ descend from a Pagan warrior,--Sisera the general/ in chief of King Jabin, </text:span><text:span text:style-name="T3">who</text:span><text:span text:style-name="T7"> fought against by Deborah and Barak. <text:s/>What/ a merit to have drawn his blood from proselytes, who had/ washed away the impurities of heathenism, and plunged/ into the soul-cleansing waters of Sinaic truths?/</text:span></text:p>
      <text:p text:style-name="P3"><text:span text:style-name="T7"/></text:p>
      <text:p text:style-name="P3"><text:span text:style-name="T7">[Page 4]</text:span></text:p>
      <text:p text:style-name="P3"><text:span text:style-name="T7">In his early days Akiba had served the/ owner of a large estate as a shepherd boy. <text:s/>He grew up in the pursuit </text:span><text:span text:style-name="T3">the growth, and</text:span><text:span text:style-name="T7"> of his humble vocation, and the/ daughter of his rich employer had promised the youth/ love as a reward for his modest virtues. <text:s/>Driven/ away indignantly by her father, as an illiterate/ boor, he was not forsaken by the woman who/ had vowed to him abiding affection. <text:s/>Both lived/ in poverty rather than seek help at the house of/ the </text:span><text:span text:style-name="T3">harsh</text:span><text:span text:style-name="T7"> parent who had unkindly disinherited his child. <text:s/>The/ young wife, appreciating the inborn talents of her/ husband, urged him to leave her and go where he could/ acquire learning, which would secure to him celebrity./ <text:s/>The legend tells that he studied twelve years and came/ back with a wealth of knowledge, and yet his/ Rachel, ambitious to ensure Akiba's preeminence,/ advised that he would travel still further and gain/ such erudition as </text:span><text:span text:style-name="T3">would</text:span><text:span text:style-name="T7"> might raise him above all his con-/temporaries. <text:s/>He finally returned gratefully to the/ wife of his youth, followed by a train of choice </text:span><text:span text:style-name="T3">pupils</text:span><text:span text:style-name="T7"> disciples;/ to be acknowledged by </text:span><text:span text:style-name="T3">his own</text:span><text:span text:style-name="T7"> the once harsh father in law as his su-/-perior, whom every Israelite should honor, and to whom/ his rehabilitated daughter should cling with undying affection./</text:span></text:p>
      <text:p text:style-name="P3"><text:span text:style-name="T7"/></text:p>
      <text:p text:style-name="P3"><text:span text:style-name="T7">[Page 5]</text:span></text:p>
      <text:p text:style-name="P3"><text:span text:style-name="T7">Now: to be favored by a man who moulded religious/ opinions, and sat as chief in the Sanhedrin, was a gain/ which Bar Cocheba knew well how to value. <text:s/>But/ it seems to me gratuitous on the part of modern his-/-torians to assert that Rabbi Akiba lent his personal/ aid to the warlike Messiah. <text:s/>Maimonides does write/ that the illustrious Sage was [Hebrew] "the armor bearer of Bar/ </text:span><text:span text:style-name="T3">Cocheba</text:span><text:span text:style-name="T7"> Koziba," but in all humility say that it would be difficult to find Talmudical/ authority for the statement. <text:s/>The Rabbi was confessedly/ very aged, when the insurrection broke out. <text:s/>To believe,/ as held by some, that at his time of life, he </text:span><text:span text:style-name="T3">could</text:span><text:span text:style-name="T7"> journeyed/ to great distances, harangued the people and mustered/ them as soldiers in the national cause, is to </text:span><text:span text:style-name="T3">admit</text:span><text:span text:style-name="T7"> believe/ the incredible. <text:s/>That Rabbi Akiba travelled[sic!], at different/ periods of his life, through the </text:span><text:span text:style-name="T3">East</text:span><text:span text:style-name="T7"> Orient and also to Europe,/ there are strong proofs, but it </text:span><text:soft-page-break/><text:span text:style-name="T7">is unreasonable to admit/ that he undertook to leave his home and his college, in/ the interest of the popular revolution, when he had reached/ his hundred and twentieth year, or even a lesser age, if that/ be deemed an </text:span><text:span text:style-name="T3">Oriental</text:span><text:span text:style-name="T7"> Eastern exaggeration. <text:s/>Besides, the/ renowned Sage suffered imprisonment and martyrdom, not/</text:span></text:p>
      <text:p text:style-name="P3"><text:span text:style-name="T7"/></text:p>
      <text:p text:style-name="P3"><text:span text:style-name="T7">[Page 6]</text:span></text:p>
      <text:p text:style-name="P3"><text:span text:style-name="T7">as a penalty for having been involved in/ the political struggle, but for having defied the ordi-/-nance which forbid studying and </text:span><text:span text:style-name="T3">teaching the imparting</text:span><text:span text:style-name="T7"> teaching the Jewish/ religion. <text:s/>Still, that the mastermind of/ Palestenian[sic!] schools should have applied the words/ of Holy Writ to Bar Cocheba's mission, sufficed/ to surround it with a halo of sanctity. <text:s/>Inspirited/ by the prediction, the insurgents marched on to victory./ <text:s/>Wherever they advanced, Rufus retreated. <text:s/>The fearless/ leader of our ancestors, conquered with ease and profitted[sic!]/ </text:span><text:span text:style-name="T3">of</text:span><text:span text:style-name="T7"> by his conquests with moderation. <text:s/>He signalized his rule by stamp-/-ing upon old coins new emblems typical of a res-/-toration to freedom. <text:s/>For two years Bar Cocheba/ had made Roman cohorts pale at the boldness of/ his army. <text:s/>Hadrian's additional forces could not/ unseat him who had proclaimed himself the king/ Messiah, that would humble the arrogance of/ tyrannic gentilism. <text:s/>It is certainly a/ cause of boast, that while other nations were brought,/ with comparative </text:span><text:span text:style-name="T3">ease</text:span><text:span text:style-name="T7"> facility, under that Power which claimed/ dominion over the known world, the Jews compelled/ Rome to employ against them the most formidable/</text:span></text:p>
      <text:p text:style-name="P3"><text:span text:style-name="T7"/></text:p>
      <text:p text:style-name="P3"><text:span text:style-name="T7">[Page 7]</text:span></text:p>
      <text:p text:style-name="P3"><text:span text:style-name="T7">hosts and the greatest generals in history./ <text:s/>Pompey, Caesar, Vespasian, Titus, witnessed the/ </text:span><text:span text:style-name="T3">determined</text:span><text:span text:style-name="T7"> tenacious will of a small but resolute people, and/ now the emperor Hadrian felt it necessary to call</text:span><text:span text:style-name="T3">ed</text:span><text:span text:style-name="T7"> Julius Severus/ from distant Brittannia[sic!] to come and crush the rem-/-nant of Israel. <text:s/>Severus found Bar Cocheba/ master of fifty castles and nearly one thousand vil-/-lages. <text:s/>The Roman general </text:span><text:span text:style-name="T3">did</text:span><text:span text:style-name="T7"> was sagacious enough not to venture </text:span><text:span text:style-name="T3">there-</text:span><text:span text:style-name="T7">/</text:span><text:span text:style-name="T3">-fore</text:span><text:span text:style-name="T7"> on a pitched battle, but with consummate/ skill he harassed the Jews by a species of guerillas,/ cutting off small bands at a time, depending on his/ cavalry to prevent a flight, watching every oppor-/-tunity to stop supplies, and thus gradually bring on/ great famine. <text:s/>It was a </text:span><text:span text:style-name="T3">long</text:span><text:span text:style-name="T7"> slow and wearisome war, but/ of sure success to him who could always fill his ranks/ afresh, and set against wild enthusiasm a mili-/-tary discipline unparalleled. <text:s/>One year this/ irregular warfare dragged on; at length after/ dire suffering on both sides, it centred itself into a/ town, made famous in the annals of Judaism for/ the noble resistance of our forefathers even in the/ face of an impending and overwhelming defeat./</text:span></text:p>
      <text:p text:style-name="P3"><text:span text:style-name="T7"/></text:p>
      <text:p text:style-name="P3"><text:span text:style-name="T7">[Page 8]</text:span></text:p>
      <text:p text:style-name="P3"><text:span text:style-name="T7">Bither has been topographically put in different/ localities. <text:s/>While some have imagined to have </text:span><text:span text:style-name="T3">found</text:span><text:span text:style-name="T7"> discovered/ its remains in a village not far from Jerusalem,/ others have looked for it near the coasts of the Medi-/terranean. <text:s/></text:span><text:span text:style-name="T3">At all events, in Bither</text:span><text:span text:style-name="T7"> But wherever the ominous spot </text:span><text:span text:style-name="T3">stood</text:span><text:span text:style-name="T7"> was there, Jewish/ independence received its final death blow. <text:s/>Bar/ Cocheba had hoped to send from thence the Roman legions flying/ beyond the sea. <text:s/>The bravest of his soldiers stood/ fast by him in that last struggle, and every man/ was fired up for the tremendous fight. <text:s/>It taxed/ the military skill of a famous chief like Julius/ Severus to humble </text:span><text:span text:style-name="T3">to the Dust</text:span><text:span text:style-name="T7"> a high-spirited/ people, sworn to die--if it must--sword in hand./ <text:s/>Why Bither became the charnel house of a/ ruined host, why the hoofs of Roman horses trampled/ upon </text:span><text:span text:style-name="T3">the</text:span><text:span text:style-name="T7"> Jewish corpses, and waded through rivers/ of Jewish blood, none has ever satisfactorily </text:span><text:span text:style-name="T3">cause has been</text:span><text:span text:style-name="T7"> learned./ </text:span><text:span text:style-name="T3">assigned.</text:span><text:span text:style-name="T7"> <text:s/>A Josephus to thrillingly describe the/ fall of Bither, as he had portrayed the surrender/ of Jotapata and Gamala after deeds of marvellous[sic!] valor,/ did not live in the year 135 of the common era./</text:span></text:p>
      <text:p text:style-name="P3"><text:span text:style-name="T7"/></text:p>
      <text:p text:style-name="P3"><text:span text:style-name="T7">[Page 9]</text:span></text:p>
      <text:p text:style-name="P3"><text:span text:style-name="T7"><text:tab/>Few, contradictory and unreliable are the/ fragments of history touching this stirring period,/ nor </text:span><text:soft-page-break/><text:span text:style-name="T7">can the Talmud be always taken to the letter,/ in its account interspersed </text:span><text:span text:style-name="T3">and varied in a diver-</text:span><text:span text:style-name="T7"> through a variety/ </text:span><text:span text:style-name="T3">-sity</text:span><text:span text:style-name="T7"> of books. <text:s/>The Sages did say that not a drop/ of rain came to refresh the weary combattants[sic!]/ during a whole inauspicious summer. <text:s/>Peoples/ dropped dead from devouring thirst, as many perished from/ hunger. <text:s/>It has been also intimated that treason/ placed into the power of the enemy, an under-/-ground passage </text:span><text:span text:style-name="T3">through</text:span><text:span text:style-name="T7"> by means of which a commanding/ position was gained, and a bloody slaughter of/ the defenceless[sic!] </text:span><text:span text:style-name="T3">was</text:span><text:span text:style-name="T7"> perpetrated. <text:s/>But in truth/ a veil hangs still over the scenes of horror, which/ culminated into the crushing of the national re-/-volution. <text:s/>A tradition tells that the same/ fatal day of the ninth of Ab, which saw the/ Temple reduced to ashes under Nebuchadnezzar and/ under Titus, beheld the fond anticipations which/ the valor of Bar Cocheba had inspired, rudely/ scattered to the four winds. <text:s/>The elegies which/ observant Israelites recite</text:span><text:span text:style-name="T3">d</text:span><text:span text:style-name="T7"> on the yearly fast,/</text:span></text:p>
      <text:p text:style-name="P3"><text:span text:style-name="T7"/></text:p>
      <text:p text:style-name="P3"><text:span text:style-name="T7">[Page 10]</text:span></text:p>
      <text:p text:style-name="P3"><text:span text:style-name="T7">commemorative of our past sorrows, trace also in/ plaintive language the butchery, the shame, the/ torturing which attended the overthrow of Bither./ <text:s/>One of the saddest incidents was the martyrdom/ of Hebrew Sages which soon followed--that of Rabbi/ Akiba being the most heart-rending because of the/ illustrious teacher's far advanced age, and the uni-/-versal reverence in which he was deservedly held./ <text:s/>He had been entreated by well meaning friends/ to desist imparting the Law, since Hadrian had/ so peremptorily ordered, and the lynx eyed Rufus/ would detect his doing, and punish it cruelly./ <text:s/>Akiba refused to listen to a counsel which he/ considered treasonable to his faith. <text:s/>He was inform-/-ed against, imprisoned, and condemned to have/ his flesh torn with sharp-pointed irons. <text:s/>Rufus/ looked on with fiendish pleasure, but observing/ that the Sage, in the mist of excruciating torments,/ read the </text:span><text:span text:style-name="T8">Shemang</text:span><text:span text:style-name="T9"> (the declaration of God's Unity)/ with a placid smile upon his countenance, the tyrant said: "Akiba/ thou must be a sorcerer, else there would I feel agonies."/</text:span></text:p>
      <text:p text:style-name="P3"><text:span text:style-name="T9"/></text:p>
      <text:p text:style-name="P3"><text:span text:style-name="T9">[Page 11]</text:span></text:p>
      <text:p text:style-name="P3"><text:span text:style-name="T9"><text:tab/>To which the Rabbi replied "I am no magician,/ but I have ever been anxious to illustrate the precept/ of the Law: 'thou shalt love the Lord thy God, with/ all thy heart, and with all thy soul and with/ all thy might.' <text:s/>I experience now a spiritual joy/ because </text:span><text:span text:style-name="T4">even to</text:span><text:span text:style-name="T9"> my last hour </text:span><text:span text:style-name="T4">I have</text:span><text:span text:style-name="T9"> has proved/ me true." <text:s/>Akiba expired uttering the words/ </text:span><text:span text:style-name="T8">Adonai Echad</text:span><text:span text:style-name="T9">, "the Lord is One." <text:s/>We, his/ fellow-believers and disciples, we that have survived/ the brutal persecutions of Hadrian and the fall/ of Bither, we that have nationally remained/ immortal, while kings, and emperors and dynasties/ that aimed at our extermination have perished/ from the </text:span><text:span text:style-name="T4">earth</text:span><text:span text:style-name="T9"> globe, still rejoice in the knowledge/ of that One God, and hope to transmit it to/ the remotest ages, that its verity may ultimately triumph/ through the seed of Abraham, by which all the/ families of the earth shall be blessed./</text:span></text:p>
      <text:p text:style-name="P3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2T13:29:43</meta:creation-date>
    <meta:document-statistic meta:table-count="0" meta:image-count="0" meta:object-count="0" meta:page-count="5" meta:paragraph-count="85" meta:word-count="2238" meta:character-count="13903"/>
    <dc:date>2013-01-02T14:59:15.09</dc:date>
    <meta:editing-duration>PT11M30S</meta:editing-duration>
    <meta:editing-cycles>1</meta:editing-cycles>
    <meta:generator>OpenOffice.org/3.4.1$Win32 OpenOffice.org_project/341m1$Build-9593</meta:generator>
  </office:meta>
</office:document-meta>
</file>